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UseCase" style:family="table">
      <style:table-properties style:width="6.6924in" table:align="margins"/>
    </style:style>
    <style:style style:name="UseCase.A" style:family="table-column">
      <style:table-column-properties style:column-width="1.2431in" style:rel-column-width="12172*"/>
    </style:style>
    <style:style style:name="UseCase.B" style:family="table-column">
      <style:table-column-properties style:column-width="5.4493in" style:rel-column-width="53363*"/>
    </style:style>
    <style:style style:name="UseCase.A1" style:family="table-cell">
      <style:table-cell-properties fo:background-color="#c0c0c0" fo:padding="0.0382in" fo:border="0.0007in solid #000000">
        <style:background-image/>
      </style:table-cell-properties>
    </style:style>
    <style:style style:name="UseCase.2" style:family="table-row">
      <style:table-row-properties style:min-row-height="0.6882in"/>
    </style:style>
    <style:style style:name="UseCase.A2" style:family="table-cell">
      <style:table-cell-properties style:vertical-align="middle" fo:background-color="#e6e6e6" fo:padding="0.0382in" fo:border-left="0.0007in solid #000000" fo:border-right="none" fo:border-top="none" fo:border-bottom="0.0007in solid #000000">
        <style:background-image/>
      </style:table-cell-properties>
    </style:style>
    <style:style style:name="UseCase.B2" style:family="table-cell">
      <style:table-cell-properties fo:padding="0.0382in" fo:border-left="0.0007in solid #000000" fo:border-right="0.0007in solid #000000" fo:border-top="none" fo:border-bottom="0.0007in solid #000000"/>
    </style:style>
    <style:style style:name="UseCase.5" style:family="table-row">
      <style:table-row-properties style:min-row-height="0.7472in"/>
    </style:style>
    <style:style style:name="UseCase.6" style:family="table-row">
      <style:table-row-properties style:min-row-height="0.5417in"/>
    </style:style>
    <style:style style:name="UseCase.7" style:family="table-row">
      <style:table-row-properties style:min-row-height="0.2986in"/>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text-properties fo:font-style="italic" style:font-style-asian="italic" style:font-style-complex="italic"/>
    </style:style>
    <style:style style:name="P3" style:family="paragraph" style:parent-style-name="Table_20_Contents">
      <style:text-properties fo:font-size="16pt" fo:font-style="italic" fo:font-weight="bold" style:font-size-asian="16pt" style:font-style-asian="italic" style:font-weight-asian="bold" style:font-size-complex="16pt" style:font-style-complex="italic" style:font-weight-complex="bold"/>
    </style:style>
    <style:style style:name="P4" style:family="paragraph" style:parent-style-name="Table_20_Contents">
      <style:text-properties fo:font-style="italic" style:font-style-asian="italic" style:font-style-complex="italic"/>
    </style:style>
    <style:style style:name="P5" style:family="paragraph" style:parent-style-name="Table_20_Contents" style:list-style-name="L1">
      <style:text-properties fo:font-style="italic" style:font-style-asian="italic" style:font-style-complex="italic"/>
    </style:style>
    <style:style style:name="P6" style:family="paragraph" style:parent-style-name="Table_20_Contents" style:list-style-name="L2">
      <style:text-properties fo:font-style="italic" style:font-style-asian="italic" style:font-style-complex="italic"/>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UseCase" table:style-name="UseCase">
        <table:table-column table:style-name="UseCase.A"/>
        <table:table-column table:style-name="UseCase.B"/>
        <table:table-row>
          <table:table-cell table:style-name="UseCase.A1" table:number-columns-spanned="2" office:value-type="string">
            <text:p text:style-name="P3">Read Messages(UC-4)</text:p>
          </table:table-cell>
          <table:covered-table-cell/>
        </table:table-row>
        <table:table-row table:style-name="UseCase.2">
          <table:table-cell table:style-name="UseCase.A2" office:value-type="string">
            <text:p text:style-name="P1">Description</text:p>
          </table:table-cell>
          <table:table-cell table:style-name="UseCase.B2" office:value-type="string">
            <text:p text:style-name="P2">The User(Project Manager) can receive messages from various persons. From his boss for new project assignments, changes in the project etc. The user opens the evolution bird an email like client in order to read those messages.</text:p>
          </table:table-cell>
        </table:table-row>
        <table:table-row>
          <table:table-cell table:style-name="UseCase.A2" office:value-type="string">
            <text:p text:style-name="P1">Prerequisites</text:p>
          </table:table-cell>
          <table:table-cell table:style-name="UseCase.B2" office:value-type="string">
            <text:p text:style-name="P2">UC-3</text:p>
          </table:table-cell>
        </table:table-row>
        <table:table-row>
          <table:table-cell table:style-name="UseCase.A2" office:value-type="string">
            <text:p text:style-name="P1">Actors</text:p>
          </table:table-cell>
          <table:table-cell table:style-name="UseCase.B2" office:value-type="string">
            <text:p text:style-name="P2">User</text:p>
          </table:table-cell>
        </table:table-row>
        <table:table-row table:style-name="UseCase.5">
          <table:table-cell table:style-name="UseCase.A2" office:value-type="string">
            <text:p text:style-name="P1">Scenario</text:p>
          </table:table-cell>
          <table:table-cell table:style-name="UseCase.B2" office:value-type="string">
            <text:list text:style-name="L2">
              <text:list-item>
                <text:p text:style-name="P6">Open the evolution bird from the quick launch menu.</text:p>
              </text:list-item>
              <text:list-item>
                <text:p text:style-name="P6">Click the desired message in order to read it.</text:p>
              </text:list-item>
            </text:list>
          </table:table-cell>
        </table:table-row>
        <table:table-row table:style-name="UseCase.6">
          <table:table-cell table:style-name="UseCase.A2" office:value-type="string">
            <text:p text:style-name="P1">Alternative Paths</text:p>
          </table:table-cell>
          <table:table-cell table:style-name="UseCase.B2" office:value-type="string">
            <text:p text:style-name="P2"/>
          </table:table-cell>
        </table:table-row>
        <table:table-row table:style-name="UseCase.7">
          <table:table-cell table:style-name="UseCase.A2" office:value-type="string">
            <text:p text:style-name="P1">Notes</text:p>
          </table:table-cell>
          <table:table-cell table:style-name="UseCase.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Edward Elric</meta:initial-creator>
    <meta:creation-date>2009-01-09T01:22:05</meta:creation-date>
    <dc:creator>Edward Elric</dc:creator>
    <dc:date>2009-01-09T01:29:31</dc:date>
    <meta:editing-cycles>8</meta:editing-cycles>
    <meta:editing-duration>PT7M27S</meta:editing-duration>
    <meta:user-defined meta:name="Info 1"/>
    <meta:user-defined meta:name="Info 2"/>
    <meta:user-defined meta:name="Info 3"/>
    <meta:user-defined meta:name="Info 4"/>
    <meta:document-statistic meta:table-count="1" meta:image-count="0" meta:object-count="0" meta:page-count="1" meta:paragraph-count="12" meta:word-count="70" meta:character-count="411"/>
  </office:meta>
</office:document-meta>
</file>